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79cm"/>
    </style:style>
    <style:style style:name="co3" style:family="table-column">
      <style:table-column-properties fo:break-before="auto" style:column-width="2.806cm"/>
    </style:style>
    <style:style style:name="co4" style:family="table-column">
      <style:table-column-properties fo:break-before="auto" style:column-width="6.914cm"/>
    </style:style>
    <style:style style:name="co5" style:family="table-column">
      <style:table-column-properties fo:break-before="auto" style:column-width="2.03cm"/>
    </style:style>
    <style:style style:name="co6" style:family="table-column">
      <style:table-column-properties fo:break-before="auto" style:column-width="3.3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" office:value-type="string">
            <text:p>Git Branch</text:p>
          </table:table-cell>
          <table:table-cell table:style-name="ce1" office:value-type="string">
            <text:p>Epic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us</text:p>
          </table:table-cell>
          <table:table-cell table:style-name="ce2">
            <draw:frame table:end-cell-address="Features.F1" table:end-x="1.636cm" table:end-y="0.453cm" draw:z-index="0" draw:style-name="gr1" svg:width="1.636cm" svg:height="0.452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v0.2</text:p>
          </table:table-cell>
          <table:table-cell office:value-type="string">
            <text:p>feature-0001</text:p>
          </table:table-cell>
          <table:table-cell office:value-type="string">
            <text:p>Filestructure</text:p>
          </table:table-cell>
          <table:table-cell office:value-type="string">
            <text:p>Restructure of files</text:p>
          </table:table-cell>
          <table:table-cell office:value-type="string">
            <text:p>Completed</text:p>
          </table:table-cell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2</text:p>
          </table:table-cell>
          <table:table-cell office:value-type="string">
            <text:p>Documentation</text:p>
          </table:table-cell>
          <table:table-cell office:value-type="string">
            <text:p>Refine process of work (documentation)</text:p>
          </table:table-cell>
          <table:table-cell/>
          <table:table-cell table:style-name="ce3"/>
        </table:table-row>
        <table:table-row table:style-name="ro1">
          <table:table-cell office:value-type="string">
            <text:p>v0.3</text:p>
          </table:table-cell>
          <table:table-cell office:value-type="string">
            <text:p>feature-0003</text:p>
          </table:table-cell>
          <table:table-cell office:value-type="string">
            <text:p>Documentation</text:p>
          </table:table-cell>
          <table:table-cell office:value-type="string">
            <text:p>Specify features for v0.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04</text:p>
          </table:table-cell>
          <table:table-cell office:value-type="string">
            <text:p>Local Database</text:p>
          </table:table-cell>
          <table:table-cell office:value-type="string">
            <text:p>Integrate data models into local databa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05</text:p>
          </table:table-cell>
          <table:table-cell office:value-type="string">
            <text:p>Local Database</text:p>
          </table:table-cell>
          <table:table-cell office:value-type="string">
            <text:p>Store fetched data into local databa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06</text:p>
          </table:table-cell>
          <table:table-cell office:value-type="string">
            <text:p>Local Database</text:p>
          </table:table-cell>
          <table:table-cell office:value-type="string">
            <text:p>Load fetched data from local databa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07</text:p>
          </table:table-cell>
          <table:table-cell office:value-type="string">
            <text:p>Data Refresh</text:p>
          </table:table-cell>
          <table:table-cell office:value-type="string">
            <text:p>Add an expiration date of local dat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08</text:p>
          </table:table-cell>
          <table:table-cell office:value-type="string">
            <text:p>Data Refresh</text:p>
          </table:table-cell>
          <table:table-cell office:value-type="string">
            <text:p>Refresh expired data on dem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09</text:p>
          </table:table-cell>
          <table:table-cell office:value-type="string">
            <text:p>Unit Testing</text:p>
          </table:table-cell>
          <table:table-cell office:value-type="string">
            <text:p>Refactorize API to interfac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10</text:p>
          </table:table-cell>
          <table:table-cell office:value-type="string">
            <text:p>Unit Testing</text:p>
          </table:table-cell>
          <table:table-cell office:value-type="string">
            <text:p>Refactorize database to interfac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11</text:p>
          </table:table-cell>
          <table:table-cell office:value-type="string">
            <text:p>Unit Testing</text:p>
          </table:table-cell>
          <table:table-cell office:value-type="string">
            <text:p>Write unit tests for data expir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-00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1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eature-002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38S</meta:editing-duration>
    <meta:editing-cycles>7</meta:editing-cycles>
    <meta:generator>OpenOffice/4.0.1$Win32 OpenOffice.org_project/401m5$Build-9714</meta:generator>
    <dc:date>2015-06-27T16:03:37.71</dc:date>
    <meta:document-statistic meta:table-count="1" meta:cell-count="5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2015-06-27</text:date>, <text:time>16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